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7.5pt"/>
    </style:style>
    <style:style style:name="co3" style:family="table-column">
      <style:table-column-properties fo:break-before="auto" style:column-width="456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an R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an distance between RR peak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an H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an Heart Ra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DN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ndard deviation of normal to normal R-R interval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DS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ndard deviation of successive RR interval differenc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MSS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quare root of the mean of the sum of the squares of differences between adjacent NN interval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NN50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quare root of the mean of the sum of the squares of differences between adjacent NN interval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requency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requency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requency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requency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requency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requency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requency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Frequency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requency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requency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requency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requency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requency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Frequency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requency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requency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Frequency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Frequency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Frequency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Frequency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requenc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requency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requency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Frequency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Non linear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Non linear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Non linear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Non linear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Non linear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on linear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Non linear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Non linear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Non linear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Non linear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on linear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Non linea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2T17:39:07.531607428</meta:creation-date>
    <dc:date>2021-01-02T21:44:05.701543021</dc:date>
    <meta:editing-duration>PT3H54M48S</meta:editing-duration>
    <meta:editing-cycles>2</meta:editing-cycles>
    <meta:generator>LibreOffice/6.0.7.3$Linux_X86_64 LibreOffice_project/00m0$Build-3</meta:generator>
    <meta:document-statistic meta:table-count="1" meta:cell-count="102" meta:object-count="0"/>
  </office:meta>
</office:document-meta>
</file>